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2" style:family="paragraph" style:parent-style-name="Standard">
      <style:paragraph-properties style:line-height-at-least="0.503cm"/>
    </style:style>
    <style:style style:name="P3" style:family="paragraph" style:parent-style-name="Standard">
      <style:paragraph-properties fo:margin-top="0cm" fo:margin-bottom="0.499cm" loext:contextual-spacing="false" style:line-height-at-least="0.503cm"/>
    </style:style>
    <style:style style:name="T1" style:family="text">
      <style:text-properties fo:color="#c586c0"/>
    </style:style>
    <style:style style:name="T2" style:family="text">
      <style:text-properties fo:color="#569cd6"/>
    </style:style>
    <style:style style:name="T3" style:family="text">
      <style:text-properties fo:color="#4ec9b0"/>
    </style:style>
    <style:style style:name="T4" style:family="text">
      <style:text-properties fo:color="#ce9178"/>
    </style:style>
    <style:style style:name="T5" style:family="text">
      <style:text-properties fo:color="#dcdcaa"/>
    </style:style>
    <style:style style:name="T6" style:family="text">
      <style:text-properties fo:color="#9cdcfe"/>
    </style:style>
    <style:style style:name="T7" style:family="text">
      <style:text-properties fo:color="#b5cea8"/>
    </style:style>
    <style:style style:name="T8" style:family="text">
      <style:text-properties fo:color="#6a995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from</text:span> django.test <text:span text:style-name="T1">import</text:span> TestCase,tag</text:p>
      <text:p text:style-name="P1"><text:span text:style-name="T1">from</text:span> order.models <text:span text:style-name="T1">import</text:span> Order</text:p>
      <text:p text:style-name="P1"><text:span text:style-name="T1">from</text:span> django.urls <text:span text:style-name="T1">import</text:span> reverse</text:p>
      <text:p text:style-name="P1"><text:span text:style-name="T1">from</text:span> mixer.backend.django <text:span text:style-name="T1">import</text:span> mixer</text:p>
      <text:p text:style-name="P1"><text:span text:style-name="T1">from</text:span> wallet.models <text:span text:style-name="T1">import</text:span> RewardPoint,WalletTransaction,Wallet,PointTransaction</text:p>
      <text:p text:style-name="P1"><text:span text:style-name="T1">from</text:span> coupon.models <text:span text:style-name="T1">import</text:span> Coupon</text:p>
      <text:p text:style-name="P1"><text:span text:style-name="T1">from</text:span> haystack.query <text:span text:style-name="T1">import</text:span> SearchQuerySet</text:p>
      <text:p text:style-name="P1"><text:span text:style-name="T1">from</text:span> shop.models <text:span text:style-name="T1">import</text:span> Product</text:p>
      <text:p text:style-name="P1"><text:span text:style-name="T1">from</text:span> cart.models <text:span text:style-name="T1">import</text:span> Cart,LineItem</text:p>
      <text:p text:style-name="P1"><text:span text:style-name="T1">from</text:span> django <text:span text:style-name="T1">import</text:span> utils</text:p>
      <text:p text:style-name="P3"/>
      <text:p text:style-name="P1"><text:span text:style-name="T2">class</text:span> <text:span text:style-name="T3">TestWalletRedeemView</text:span>(<text:span text:style-name="T3">TestCase</text:span>):</text:p>
      <text:p text:style-name="P1">databases = <text:span text:style-name="T4">'__all__'</text:span></text:p>
      <text:p text:style-name="P1"><text:span text:style-name="T2">def</text:span> <text:span text:style-name="T5">setUp</text:span>(<text:span text:style-name="T6">self</text:span>):</text:p>
      <text:p text:style-name="P1"><text:span text:style-name="T2">self</text:span>.session = <text:span text:style-name="T2">self</text:span>.client.session</text:p>
      <text:p text:style-name="P1"><text:span text:style-name="T2">self</text:span>.candidate_id = Order.objects.all().first().candidate_id</text:p>
      <text:p text:style-name="P1"><text:span text:style-name="T2">self</text:span>.session[<text:span text:style-name="T4">'candidate_id'</text:span>]= <text:span text:style-name="T2">self</text:span>.candidate_id</text:p>
      <text:p text:style-name="P1"><text:span text:style-name="T2">self</text:span>.session.save() </text:p>
      <text:p text:style-name="P3"/>
      <text:p text:style-name="P1"><text:span text:style-name="T2">def</text:span> <text:span text:style-name="T5">test_point_is_none</text:span>(<text:span text:style-name="T6">self</text:span>):</text:p>
      <text:p text:style-name="P1">response = <text:span text:style-name="T2">self</text:span>.client.post(reverse(<text:span text:style-name="T4">'cart:wallet-apply'</text:span>))</text:p>
      <text:p text:style-name="P1"><text:span text:style-name="T2">self</text:span>.assertContains(response,<text:span text:style-name="T4">'Redeem point is required.'</text:span>,<text:span text:style-name="T6">status_code</text:span>=<text:span text:style-name="T7">400</text:span>)</text:p>
      <text:p text:style-name="P2"/>
      <text:p text:style-name="P1"><text:span text:style-name="T2">def</text:span> <text:span text:style-name="T5">test_point_wallet_does_not_exist</text:span>(<text:span text:style-name="T6">self</text:span>):</text:p>
      <text:p text:style-name="P1">rp = mixer.blend(RewardPoint,<text:span text:style-name="T6">current</text:span>=<text:span text:style-name="T7">240</text:span>)</text:p>
      <text:p text:style-name="P1">response = <text:span text:style-name="T2">self</text:span>.client.post(reverse(<text:span text:style-name="T4">'cart:wallet-apply'</text:span>),{<text:span text:style-name="T4">'point'</text:span>:rp.current})</text:p>
      <text:p text:style-name="P1"><text:span text:style-name="T2">self</text:span>.assertContains(response,<text:span text:style-name="T4">'Something went wrong, Try after some time.'</text:span>,<text:span text:style-name="T6">status_code</text:span>=<text:span text:style-name="T7">400</text:span>)</text:p>
      <text:p text:style-name="P3"/>
      <text:p text:style-name="P1"><text:span text:style-name="T2">def</text:span> <text:span text:style-name="T5">test_cart_does_not_exist</text:span>(<text:span text:style-name="T6">self</text:span>):</text:p>
      <text:p text:style-name="P1"><text:span text:style-name="T2">self</text:span>.session[<text:span text:style-name="T4">'cart_pk'</text:span>]=<text:span text:style-name="T7">455454545</text:span> <text:span text:style-name="T8">#if this cart_pk exist then change it</text:span></text:p>
      <text:p text:style-name="P1"><text:span text:style-name="T2">self</text:span>.session.save()</text:p>
      <text:p text:style-name="P1">rp = mixer.blend(RewardPoint,<text:span text:style-name="T6">current</text:span>=<text:span text:style-name="T7">240</text:span>)</text:p>
      <text:p text:style-name="P1">response = <text:span text:style-name="T2">self</text:span>.client.post(reverse(<text:span text:style-name="T4">'cart:wallet-apply'</text:span>),{<text:span text:style-name="T4">'point'</text:span>:rp.current})</text:p>
      <text:p text:style-name="P1"><text:span text:style-name="T2">self</text:span>.assertContains(response,<text:span text:style-name="T4">'Something went wrong, Please login to continue.'</text:span>,<text:span text:style-name="T6">status_code</text:span>=<text:span text:style-name="T7">400</text:span>)</text:p>
      <text:p text:style-name="P3"/>
      <text:p text:style-name="P1"><text:span text:style-name="T2">def</text:span> <text:span text:style-name="T5">test_coupon_already_applied</text:span>(<text:span text:style-name="T6">self</text:span>):</text:p>
      <text:p text:style-name="P1">coupon1 = mixer.blend(Coupon,<text:span text:style-name="T6">code</text:span>=<text:span text:style-name="T4">'abes150'</text:span>,)</text:p>
      <text:p text:style-name="P1">cart1 = mixer.blend(Cart,<text:span text:style-name="T6">coupon</text:span>=coupon1)</text:p>
      <text:p text:style-name="P1"><text:span text:style-name="T2">self</text:span>.session[<text:span text:style-name="T4">'cart_pk'</text:span>] = cart1.pk</text:p>
      <text:p text:style-name="P1"><text:span text:style-name="T2">self</text:span>.session.save()</text:p>
      <text:p text:style-name="P1">rp = mixer.blend(RewardPoint,<text:span text:style-name="T6">current</text:span>=<text:span text:style-name="T7">240</text:span>)</text:p>
      <text:p text:style-name="P1">response = <text:span text:style-name="T2">self</text:span>.client.post(reverse(<text:span text:style-name="T4">'cart:wallet-apply'</text:span>),{<text:span text:style-name="T4">'point'</text:span>:rp.current})</text:p>
      <text:p text:style-name="P1"><text:span text:style-name="T2">self</text:span>.assertContains(response,<text:span text:style-name="T4">'Coupon already applied, You cannot redeem point now.'</text:span>,<text:span text:style-name="T6">status_code</text:span>=<text:span text:style-name="T7">400</text:span>)</text:p>
      <text:p text:style-name="P1"><text:span text:style-name="T2">def</text:span> <text:span text:style-name="T5">test_wallet_txn_not_none</text:span>(<text:span text:style-name="T6">self</text:span>):</text:p>
      <text:p text:style-name="P1"><text:soft-page-break/>cart1 = mixer.blend(Cart,<text:span text:style-name="T6">coupon</text:span>=<text:span text:style-name="T2">None</text:span>)</text:p>
      <text:p text:style-name="P1">mixer.blend(WalletTransaction,<text:span text:style-name="T6">txn_type</text:span>=<text:span text:style-name="T7">2</text:span>,<text:span text:style-name="T6">cart</text:span>=cart1)</text:p>
      <text:p text:style-name="P1"><text:span text:style-name="T2">self</text:span>.session[<text:span text:style-name="T4">'cart_pk'</text:span>] = cart1.pk</text:p>
      <text:p text:style-name="P1"><text:span text:style-name="T2">self</text:span>.session.save()</text:p>
      <text:p text:style-name="P1">rp = mixer.blend(RewardPoint,<text:span text:style-name="T6">current</text:span>=<text:span text:style-name="T7">240</text:span>)</text:p>
      <text:p text:style-name="P1">response = <text:span text:style-name="T2">self</text:span>.client.post(reverse(<text:span text:style-name="T4">'cart:wallet-apply'</text:span>),{<text:span text:style-name="T4">'point'</text:span>:rp.current})</text:p>
      <text:p text:style-name="P1"><text:span text:style-name="T2">self</text:span>.assertContains(response,<text:span text:style-name="T4">'Points already applied!.'</text:span>,<text:span text:style-name="T6">status_code</text:span>=<text:span text:style-name="T7">400</text:span>)</text:p>
      <text:p text:style-name="P1"><text:span text:style-name="T2">def</text:span> <text:span text:style-name="T5">test_owner_id_is_none</text:span>(<text:span text:style-name="T6">self</text:span>):</text:p>
      <text:p text:style-name="P1">cart1 = mixer.blend(Cart,<text:span text:style-name="T6">coupon</text:span>=<text:span text:style-name="T2">None</text:span>,<text:span text:style-name="T6">owner_id</text:span>=<text:span text:style-name="T2">None</text:span>)</text:p>
      <text:p text:style-name="P1"><text:span text:style-name="T2">self</text:span>.session[<text:span text:style-name="T4">'cart_pk'</text:span>] = cart1.pk</text:p>
      <text:p text:style-name="P1"><text:span text:style-name="T2">self</text:span>.session.save()</text:p>
      <text:p text:style-name="P1">rp = mixer.blend(RewardPoint,<text:span text:style-name="T6">current</text:span>=<text:span text:style-name="T7">240</text:span>)</text:p>
      <text:p text:style-name="P1">response = <text:span text:style-name="T2">self</text:span>.client.post(reverse(<text:span text:style-name="T4">'cart:wallet-apply'</text:span>),{<text:span text:style-name="T4">'point'</text:span>:rp.current})</text:p>
      <text:p text:style-name="P1"><text:span text:style-name="T2">self</text:span>.assertContains(response,<text:span text:style-name="T4">'Session Expired, Please login to continue.'</text:span>,<text:span text:style-name="T6">status_code</text:span>=<text:span text:style-name="T7">400</text:span>)</text:p>
      <text:p text:style-name="P1"><text:span text:style-name="T2">def</text:span> <text:span text:style-name="T5">test_wal_obj_does_not_exist</text:span>(<text:span text:style-name="T6">self</text:span>):</text:p>
      <text:p text:style-name="P1">cart1 = mixer.blend(Cart,<text:span text:style-name="T6">coupon</text:span>=<text:span text:style-name="T2">None</text:span>)</text:p>
      <text:p text:style-name="P1"><text:span text:style-name="T2">self</text:span>.session[<text:span text:style-name="T4">'cart_pk'</text:span>] = cart1.pk</text:p>
      <text:p text:style-name="P1"><text:span text:style-name="T2">self</text:span>.session.save()</text:p>
      <text:p text:style-name="P1">rp = mixer.blend(RewardPoint,<text:span text:style-name="T6">current</text:span>=<text:span text:style-name="T7">240</text:span>)</text:p>
      <text:p text:style-name="P1">response = <text:span text:style-name="T2">self</text:span>.client.post(reverse(<text:span text:style-name="T4">'cart:wallet-apply'</text:span>),{<text:span text:style-name="T4">'point'</text:span>:rp.current})</text:p>
      <text:p text:style-name="P1"><text:span text:style-name="T2">self</text:span>.assertContains(response,<text:span text:style-name="T4">'Something went wrong, Try after some time.'</text:span>,<text:span text:style-name="T6">status_code</text:span>=<text:span text:style-name="T7">400</text:span>)</text:p>
      <text:p text:style-name="P1"><text:span text:style-name="T5">@tag</text:span>(<text:span text:style-name="T4">'negative'</text:span>)</text:p>
      <text:p text:style-name="P1"><text:span text:style-name="T2">def</text:span> <text:span text:style-name="T5">test_redeem_point_not_positive</text:span>(<text:span text:style-name="T6">self</text:span>):</text:p>
      <text:p text:style-name="P1">mixer.blend(Wallet,<text:span text:style-name="T6">owner</text:span>=<text:span text:style-name="T4">'Aniket'</text:span>)</text:p>
      <text:p text:style-name="P1">cart1 = mixer.blend(Cart,<text:span text:style-name="T6">coupon</text:span>=<text:span text:style-name="T2">None</text:span>,<text:span text:style-name="T6">owner_id</text:span>=<text:span text:style-name="T4">'Aniket'</text:span>)</text:p>
      <text:p text:style-name="P1"><text:span text:style-name="T2">self</text:span>.session[<text:span text:style-name="T4">'cart_pk'</text:span>] = cart1.pk</text:p>
      <text:p text:style-name="P1"><text:span text:style-name="T2">self</text:span>.session.save()</text:p>
      <text:p text:style-name="P1">response = <text:span text:style-name="T2">self</text:span>.client.post(reverse(<text:span text:style-name="T4">'cart:wallet-apply'</text:span>),{<text:span text:style-name="T4">'point'</text:span>:<text:span text:style-name="T7">0</text:span>})</text:p>
      <text:p text:style-name="P1"><text:span text:style-name="T2">self</text:span>.assertContains(response,<text:span text:style-name="T4">'Redeem Point should be positive, Cannot Redeem!.'</text:span>,<text:span text:style-name="T6">status_code</text:span>=<text:span text:style-name="T7">400</text:span>)</text:p>
      <text:p text:style-name="P1"><text:span text:style-name="T5">@tag</text:span>(<text:span text:style-name="T4">'sucess'</text:span>)</text:p>
      <text:p text:style-name="P1"><text:span text:style-name="T2">def</text:span> <text:span text:style-name="T5">test_successfully_redeemed</text:span>(<text:span text:style-name="T6">self</text:span>):</text:p>
      <text:p text:style-name="P1">mixer.blend(Wallet,<text:span text:style-name="T6">owner</text:span>=<text:span text:style-name="T4">'Aniket'</text:span>)</text:p>
      <text:p text:style-name="P1">cart1 = mixer.blend(Cart,<text:span text:style-name="T6">coupon</text:span>=<text:span text:style-name="T2">None</text:span>,<text:span text:style-name="T6">owner_id</text:span>=<text:span text:style-name="T4">'Aniket'</text:span>)</text:p>
      <text:p text:style-name="P1"><text:span text:style-name="T2">self</text:span>.session[<text:span text:style-name="T4">'cart_pk'</text:span>] = cart1.pk</text:p>
      <text:p text:style-name="P1"><text:span text:style-name="T2">self</text:span>.session.save()</text:p>
      <text:p text:style-name="P1">rp = mixer.blend(RewardPoint,<text:span text:style-name="T6">current</text:span>=<text:span text:style-name="T7">240</text:span>)</text:p>
      <text:p text:style-name="P1">response = <text:span text:style-name="T2">self</text:span>.client.post(reverse(<text:span text:style-name="T4">'cart:wallet-apply'</text:span>),{<text:span text:style-name="T4">'point'</text:span>:rp.current})</text:p>
      <text:p text:style-name="P1"><text:span text:style-name="T2">self</text:span>.assertContains(response,<text:span text:style-name="T4">'Successfully Redeemed'</text:span>,<text:span text:style-name="T6">status_code</text:span>=<text:span text:style-name="T7">200</text:span>)</text:p>
      <text:p text:style-name="P3"/>
      <text:p text:style-name="P1"><text:span text:style-name="T2">def</text:span> <text:span text:style-name="T5">test_unable_to_redeem_points</text:span>(<text:span text:style-name="T6">self</text:span>):</text:p>
      <text:p text:style-name="P1">wallet1 = mixer.blend(Wallet,<text:span text:style-name="T6">owner</text:span>=<text:span text:style-name="T4">'Aniket'</text:span>)</text:p>
      <text:p text:style-name="P1">cart1 = mixer.blend(Cart,<text:span text:style-name="T6">coupon</text:span>=<text:span text:style-name="T2">None</text:span>,<text:span text:style-name="T6">owner_id</text:span>=<text:span text:style-name="T4">'Aniket'</text:span>)</text:p>
      <text:p text:style-name="P1"><text:span text:style-name="T2">self</text:span>.session[<text:span text:style-name="T4">'cart_pk'</text:span>] = cart1.pk</text:p>
      <text:p text:style-name="P1"><text:span text:style-name="T2">self</text:span>.session.save()</text:p>
      <text:p text:style-name="P1">rp = mixer.blend(RewardPoint,<text:span text:style-name="T6">current</text:span>=<text:span text:style-name="T7">240</text:span>,<text:span text:style-name="T6">wallet</text:span>=wallet1,<text:span text:style-name="T6">status</text:span>=<text:span text:style-name="T7">1</text:span>)</text:p>
      <text:p text:style-name="P1">response = <text:span text:style-name="T2">self</text:span>.client.post(reverse(<text:span text:style-name="T4">'cart:wallet-apply'</text:span>),{<text:span text:style-name="T4">'point'</text:span>:rp.current})</text:p>
      <text:p text:style-name="P1"><text:span text:style-name="T2">self</text:span>.assertContains(response,<text:span text:style-name="T4">'Try after some Time'</text:span>,<text:span text:style-name="T6">status_code</text:span>=<text:span text:style-name="T7">400</text:span>)</text:p>
      <text:p text:style-name="P3"/>
      <text:p text:style-name="P1"><text:soft-page-break/><text:span text:style-name="T2">def</text:span> <text:span text:style-name="T5">test_successfully_redeemed2</text:span>(<text:span text:style-name="T6">self</text:span>):</text:p>
      <text:p text:style-name="P1">wallet1 = mixer.blend(Wallet,<text:span text:style-name="T6">owner</text:span>=<text:span text:style-name="T4">'Aniket'</text:span>)</text:p>
      <text:p text:style-name="P1">cart1 = mixer.blend(Cart,<text:span text:style-name="T6">coupon</text:span>=<text:span text:style-name="T2">None</text:span>,<text:span text:style-name="T6">owner_id</text:span>=<text:span text:style-name="T4">'Aniket'</text:span>)</text:p>
      <text:p text:style-name="P1"><text:span text:style-name="T2">self</text:span>.session[<text:span text:style-name="T4">'cart_pk'</text:span>] = cart1.pk</text:p>
      <text:p text:style-name="P1"><text:span text:style-name="T2">self</text:span>.session.save()</text:p>
      <text:p text:style-name="P1">rp = mixer.blend(RewardPoint,<text:span text:style-name="T6">current</text:span>=<text:span text:style-name="T7">240</text:span>,<text:span text:style-name="T6">wallet</text:span>=wallet1,<text:span text:style-name="T6">status</text:span>=<text:span text:style-name="T7">1</text:span>,<text:span text:style-name="T6">expiry</text:span>=utils.timezone.now())</text:p>
      <text:p text:style-name="P1">response = <text:span text:style-name="T2">self</text:span>.client.post(reverse(<text:span text:style-name="T4">'cart:wallet-apply'</text:span>),{<text:span text:style-name="T4">'point'</text:span>:rp.current})</text:p>
      <text:p text:style-name="P1"><text:span text:style-name="T2">self</text:span>.assertContains(response,<text:span text:style-name="T4">'Successfully Redeemed'</text:span>,<text:span text:style-name="T6">status_code</text:span>=<text:span text:style-name="T7">200</text:span>)</text:p>
      <text:p text:style-name="P1"><text:span text:style-name="T2">def</text:span> <text:span text:style-name="T5">test_successfully_redeemed3</text:span>(<text:span text:style-name="T6">self</text:span>):</text:p>
      <text:p text:style-name="P1">wallet1 = mixer.blend(Wallet,<text:span text:style-name="T6">owner</text:span>=<text:span text:style-name="T4">'Aniket'</text:span>)</text:p>
      <text:p text:style-name="P1">cart1 = mixer.blend(Cart,<text:span text:style-name="T6">coupon</text:span>=<text:span text:style-name="T2">None</text:span>,<text:span text:style-name="T6">owner_id</text:span>=<text:span text:style-name="T4">'Aniket'</text:span>)</text:p>
      <text:p text:style-name="P1">product1 = Product.objects.get(<text:span text:style-name="T6">pk</text:span>=<text:span text:style-name="T7">1</text:span>)</text:p>
      <text:p text:style-name="P1">mixer.blend(LineItem,<text:span text:style-name="T6">cart</text:span>=cart1,<text:span text:style-name="T6">product</text:span>=product1)</text:p>
      <text:p text:style-name="P1"><text:span text:style-name="T2">self</text:span>.session[<text:span text:style-name="T4">'cart_pk'</text:span>] = cart1.pk</text:p>
      <text:p text:style-name="P1"><text:span text:style-name="T2">self</text:span>.session.save()</text:p>
      <text:p text:style-name="P1">rp = mixer.blend(RewardPoint,<text:span text:style-name="T6">current</text:span>=<text:span text:style-name="T7">240</text:span>,<text:span text:style-name="T6">wallet</text:span>=wallet1,<text:span text:style-name="T6">status</text:span>=<text:span text:style-name="T7">1</text:span>,<text:span text:style-name="T6">expiry</text:span>=utils.timezone.now().replace(<text:span text:style-name="T6">year</text:span>=<text:span text:style-name="T7">2024</text:span>))</text:p>
      <text:p text:style-name="P1">response = <text:span text:style-name="T2">self</text:span>.client.post(reverse(<text:span text:style-name="T4">'cart:wallet-apply'</text:span>),{<text:span text:style-name="T4">'point'</text:span>:rp.current})</text:p>
      <text:p text:style-name="P1"><text:span text:style-name="T2">self</text:span>.assertContains(response,<text:span text:style-name="T4">'Successfully Redeemed'</text:span>,<text:span text:style-name="T6">status_code</text:span>=<text:span text:style-name="T7">200</text:span>)</text:p>
      <text:p text:style-name="P2"/>
      <text:p text:style-name="P1"><text:span text:style-name="T2">def</text:span> <text:span text:style-name="T5">test_cannot_redeem</text:span>(<text:span text:style-name="T6">self</text:span>):</text:p>
      <text:p text:style-name="P1">wallet1 = mixer.blend(Wallet,<text:span text:style-name="T6">owner</text:span>=<text:span text:style-name="T4">'Aniket'</text:span>)</text:p>
      <text:p text:style-name="P1">cart1 = mixer.blend(Cart,<text:span text:style-name="T6">coupon</text:span>=<text:span text:style-name="T2">None</text:span>,<text:span text:style-name="T6">owner_id</text:span>=<text:span text:style-name="T4">'Aniket'</text:span>)</text:p>
      <text:p text:style-name="P1">product1 = Product.objects.get(<text:span text:style-name="T6">pk</text:span>=<text:span text:style-name="T7">1</text:span>)</text:p>
      <text:p text:style-name="P1">mixer.blend(LineItem,<text:span text:style-name="T6">cart</text:span>=cart1,<text:span text:style-name="T6">product</text:span>=product1)</text:p>
      <text:p text:style-name="P1"><text:span text:style-name="T2">self</text:span>.session[<text:span text:style-name="T4">'cart_pk'</text:span>] = cart1.pk</text:p>
      <text:p text:style-name="P1"><text:span text:style-name="T2">self</text:span>.session.save()</text:p>
      <text:p text:style-name="P1">rp = mixer.blend(RewardPoint,<text:span text:style-name="T6">current</text:span>=<text:span text:style-name="T7">240</text:span>,<text:span text:style-name="T6">wallet</text:span>=wallet1,<text:span text:style-name="T6">status</text:span>=<text:span text:style-name="T7">1</text:span>,<text:span text:style-name="T6">expiry</text:span>=utils.timezone.now())</text:p>
      <text:p text:style-name="P1">response = <text:span text:style-name="T2">self</text:span>.client.post(reverse(<text:span text:style-name="T4">'cart:wallet-apply'</text:span>),{<text:span text:style-name="T4">'point'</text:span>:rp.current})</text:p>
      <text:p text:style-name="P1"><text:span text:style-name="T2">self</text:span>.assertContains(response,<text:span text:style-name="T4">'You have less points in wallet, Cannot Redeem!.'</text:span>,<text:span text:style-name="T6">status_code</text:span>=<text:span text:style-name="T7">400</text:span>)</text:p>
      <text:p text:style-name="P3"/>
      <text:p text:style-name="P1"><text:span text:style-name="T5">@tag</text:span>(<text:span text:style-name="T4">'solr'</text:span>)</text:p>
      <text:p text:style-name="P1"><text:span text:style-name="T2">def</text:span> <text:span text:style-name="T5">test_successfully_redeemed4</text:span>(<text:span text:style-name="T6">self</text:span>):</text:p>
      <text:p text:style-name="P1">wallet1 = mixer.blend(Wallet,<text:span text:style-name="T6">owner</text:span>=<text:span text:style-name="T4">'Aniket'</text:span>)</text:p>
      <text:p text:style-name="P1">cart1 = mixer.blend(Cart,<text:span text:style-name="T6">coupon</text:span>=<text:span text:style-name="T2">None</text:span>,<text:span text:style-name="T6">owner_id</text:span>=<text:span text:style-name="T4">'Aniket'</text:span>)</text:p>
      <text:p text:style-name="P1">product1 = Product.objects.get(<text:span text:style-name="T6">pk</text:span>=<text:span text:style-name="T7">1</text:span>)</text:p>
      <text:p text:style-name="P1">mixer.blend(LineItem,<text:span text:style-name="T6">cart</text:span>=cart1,<text:span text:style-name="T6">product</text:span>=product1)</text:p>
      <text:p text:style-name="P1"><text:span text:style-name="T2">self</text:span>.session[<text:span text:style-name="T4">'cart_pk'</text:span>] = cart1.pk</text:p>
      <text:p text:style-name="P1"><text:span text:style-name="T2">self</text:span>.session.save()</text:p>
      <text:p text:style-name="P1">rp = mixer.blend(RewardPoint,<text:span text:style-name="T6">current</text:span>=<text:span text:style-name="T7">240</text:span>,<text:span text:style-name="T6">wallet</text:span>=wallet1,<text:span text:style-name="T6">status</text:span>=<text:span text:style-name="T7">1</text:span>,<text:span text:style-name="T6">expiry</text:span>=utils.timezone.now().replace(<text:span text:style-name="T6">year</text:span>=<text:span text:style-name="T7">2024</text:span>))</text:p>
      <text:p text:style-name="P1"><text:soft-page-break/>rp2= mixer.blend(RewardPoint,<text:span text:style-name="T6">current</text:span>=<text:span text:style-name="T7">300</text:span>,<text:span text:style-name="T6">wallet</text:span>=wallet1,<text:span text:style-name="T6">status</text:span>=<text:span text:style-name="T7">1</text:span>,<text:span text:style-name="T6">expiry</text:span>=utils.timezone.now().replace(<text:span text:style-name="T6">year</text:span>=<text:span text:style-name="T7">2034</text:span>))</text:p>
      <text:p text:style-name="P1">response = <text:span text:style-name="T2">self</text:span>.client.post(reverse(<text:span text:style-name="T4">'cart:wallet-apply'</text:span>),{<text:span text:style-name="T4">'point'</text:span>:<text:span text:style-name="T7">560</text:span>})</text:p>
      <text:p text:style-name="P1"><text:span text:style-name="T2">self</text:span>.assertContains(response,<text:span text:style-name="T4">'Successfully Redeemed'</text:span>,<text:span text:style-name="T6">status_code</text:span>=<text:span text:style-name="T7">200</text:span>)</text:p>
      <text:p text:style-name="P3"/>
      <text:p text:style-name="P1"><text:span text:style-name="T5">@tag</text:span>(<text:span text:style-name="T4">'walremove'</text:span>)</text:p>
      <text:p text:style-name="P1"><text:span text:style-name="T2">class</text:span> <text:span text:style-name="T3">TestWalletRemoveView</text:span>(<text:span text:style-name="T3">TestCase</text:span>):</text:p>
      <text:p text:style-name="P1">databases=<text:span text:style-name="T4">'__all__'</text:span></text:p>
      <text:p text:style-name="P2"/>
      <text:p text:style-name="P1"><text:span text:style-name="T2">def</text:span> <text:span text:style-name="T5">setUp</text:span>(<text:span text:style-name="T6">self</text:span>):</text:p>
      <text:p text:style-name="P1"><text:span text:style-name="T2">self</text:span>.session = <text:span text:style-name="T2">self</text:span>.client.session</text:p>
      <text:p text:style-name="P1"><text:span text:style-name="T2">self</text:span>.candidate_id = Order.objects.all().first().candidate_id</text:p>
      <text:p text:style-name="P1"><text:span text:style-name="T2">self</text:span>.session[<text:span text:style-name="T4">'candidate_id'</text:span>]= <text:span text:style-name="T2">self</text:span>.candidate_id</text:p>
      <text:p text:style-name="P1"><text:span text:style-name="T2">self</text:span>.session.save() </text:p>
      <text:p text:style-name="P2"/>
      <text:p text:style-name="P1"><text:span text:style-name="T2">def</text:span> <text:span text:style-name="T5">test_wal_txn_none</text:span>(<text:span text:style-name="T6">self</text:span>):</text:p>
      <text:p text:style-name="P1">response = <text:span text:style-name="T2">self</text:span>.client.post(reverse(<text:span text:style-name="T4">'cart:wallet-remove'</text:span>))</text:p>
      <text:p text:style-name="P1"><text:span text:style-name="T2">self</text:span>.assertContains(response,<text:span text:style-name="T4">'No Redeemed Points found!.'</text:span>,<text:span text:style-name="T6">status_code</text:span>=<text:span text:style-name="T7">400</text:span>)</text:p>
      <text:p text:style-name="P2"/>
      <text:p text:style-name="P1"><text:span text:style-name="T2">def</text:span> <text:span text:style-name="T5">test_cart_does_not_exist</text:span>(<text:span text:style-name="T6">self</text:span>):</text:p>
      <text:p text:style-name="P1"><text:span text:style-name="T2">self</text:span>.session[<text:span text:style-name="T4">'cart_pk'</text:span>]=<text:span text:style-name="T7">455454545</text:span> <text:span text:style-name="T8">#if this cart_pk exist then change it</text:span></text:p>
      <text:p text:style-name="P1"><text:span text:style-name="T2">self</text:span>.session.save()</text:p>
      <text:p text:style-name="P1">response = <text:span text:style-name="T2">self</text:span>.client.post(reverse(<text:span text:style-name="T4">'cart:wallet-remove'</text:span>))</text:p>
      <text:p text:style-name="P1"><text:span text:style-name="T2">self</text:span>.assertContains(response,<text:span text:style-name="T4">'Something went wrong, Please login to continue.'</text:span>,<text:span text:style-name="T6">status_code</text:span>=<text:span text:style-name="T7">400</text:span>)</text:p>
      <text:p text:style-name="P2"/>
      <text:p text:style-name="P1"><text:span text:style-name="T2">def</text:span> <text:span text:style-name="T5">test_session_expired</text:span>(<text:span text:style-name="T6">self</text:span>):</text:p>
      <text:p text:style-name="P1">cart1 = mixer.blend(Cart,<text:span text:style-name="T6">coupon</text:span>=<text:span text:style-name="T2">None</text:span>,<text:span text:style-name="T6">owner_id</text:span>=<text:span text:style-name="T2">None</text:span>)</text:p>
      <text:p text:style-name="P1"><text:span text:style-name="T2">self</text:span>.session[<text:span text:style-name="T4">'cart_pk'</text:span>] = cart1.pk</text:p>
      <text:p text:style-name="P1"><text:span text:style-name="T2">self</text:span>.session.save()</text:p>
      <text:p text:style-name="P1">response = <text:span text:style-name="T2">self</text:span>.client.post(reverse(<text:span text:style-name="T4">'cart:wallet-remove'</text:span>))</text:p>
      <text:p text:style-name="P1"><text:span text:style-name="T2">self</text:span>.assertContains(response,<text:span text:style-name="T4">'Session Expired, Please login to continue.'</text:span>,<text:span text:style-name="T6">status_code</text:span>=<text:span text:style-name="T7">400</text:span>)</text:p>
      <text:p text:style-name="P2"/>
      <text:p text:style-name="P1"><text:span text:style-name="T2">def</text:span> <text:span text:style-name="T5">test_successfully_removed</text:span>(<text:span text:style-name="T6">self</text:span>):</text:p>
      <text:p text:style-name="P1">cart1 = mixer.blend(Cart,<text:span text:style-name="T6">coupon</text:span>=<text:span text:style-name="T2">None</text:span>)</text:p>
      <text:p text:style-name="P1">mixer.blend(WalletTransaction,<text:span text:style-name="T6">txn_type</text:span>=<text:span text:style-name="T7">2</text:span>,<text:span text:style-name="T6">cart</text:span>=cart1)</text:p>
      <text:p text:style-name="P1"><text:span text:style-name="T2">self</text:span>.session[<text:span text:style-name="T4">'cart_pk'</text:span>] = cart1.pk </text:p>
      <text:p text:style-name="P1"><text:span text:style-name="T2">self</text:span>.session.save()</text:p>
      <text:p text:style-name="P1">response = <text:span text:style-name="T2">self</text:span>.client.post(reverse(<text:span text:style-name="T4">'cart:wallet-remove'</text:span>))</text:p>
      <text:p text:style-name="P1"><text:span text:style-name="T2">self</text:span>.assertContains(response,<text:span text:style-name="T4">'Successfully Removed'</text:span>,<text:span text:style-name="T6">status_code</text:span>=<text:span text:style-name="T7">200</text:span>)</text:p>
      <text:p text:style-name="P3"/>
      <text:p text:style-name="P1"><text:span text:style-name="T2">def</text:span> <text:span text:style-name="T5">test_exception</text:span>(<text:span text:style-name="T6">self</text:span>):</text:p>
      <text:p text:style-name="P1">cart1 = mixer.blend(Cart,<text:span text:style-name="T6">coupon</text:span>=<text:span text:style-name="T2">None</text:span>)</text:p>
      <text:p text:style-name="P1">waltxn = mixer.blend(WalletTransaction,<text:span text:style-name="T6">txn_type</text:span>=<text:span text:style-name="T7">2</text:span>,<text:span text:style-name="T6">cart</text:span>=cart1)</text:p>
      <text:p text:style-name="P1">mixer.blend(PointTransaction,<text:span text:style-name="T6">transaction</text:span>=waltxn)</text:p>
      <text:p text:style-name="P1"><text:span text:style-name="T2">self</text:span>.session[<text:span text:style-name="T4">'cart_pk'</text:span>] = cart1.pk </text:p>
      <text:p text:style-name="P1"><text:span text:style-name="T2">self</text:span>.session.save()</text:p>
      <text:p text:style-name="P1">response = <text:span text:style-name="T2">self</text:span>.client.post(reverse(<text:span text:style-name="T4">'cart:wallet-remove'</text:span>))</text:p>
      <text:p text:style-name="P1"><text:soft-page-break/><text:span text:style-name="T2">self</text:span>.assertContains(response,<text:span text:style-name="T4">'Try after some Time'</text:span>,<text:span text:style-name="T6">status_code</text:span>=<text:span text:style-name="T7">400</text:span>)</text:p>
      <text:p text:style-name="P3"/>
      <text:p text:style-name="P1"><text:span text:style-name="T2">def</text:span> <text:span text:style-name="T5">test_success_when_point_expiry_is_less_than_timezone_now</text:span>(<text:span text:style-name="T6">self</text:span>):</text:p>
      <text:p text:style-name="P1">cart1 = mixer.blend(Cart,<text:span text:style-name="T6">coupon</text:span>=<text:span text:style-name="T2">None</text:span>)</text:p>
      <text:p text:style-name="P1">waltxn = mixer.blend(WalletTransaction,<text:span text:style-name="T6">txn_type</text:span>=<text:span text:style-name="T7">2</text:span>,<text:span text:style-name="T6">cart</text:span>=cart1)</text:p>
      <text:p text:style-name="P1">rp = mixer.blend(RewardPoint,<text:span text:style-name="T6">expiry</text:span>=utils.timezone.now())</text:p>
      <text:p text:style-name="P1">mixer.blend(PointTransaction,<text:span text:style-name="T6">transaction</text:span>=waltxn,<text:span text:style-name="T6">point</text:span>=rp)</text:p>
      <text:p text:style-name="P1"><text:span text:style-name="T2">self</text:span>.session[<text:span text:style-name="T4">'cart_pk'</text:span>] = cart1.pk </text:p>
      <text:p text:style-name="P1"><text:span text:style-name="T2">self</text:span>.session.save()</text:p>
      <text:p text:style-name="P1">response = <text:span text:style-name="T2">self</text:span>.client.post(reverse(<text:span text:style-name="T4">'cart:wallet-remove'</text:span>))</text:p>
      <text:p text:style-name="P1"><text:span text:style-name="T2">self</text:span>.assertContains(response,<text:span text:style-name="T4">'Successfully Removed'</text:span>,<text:span text:style-name="T6">status_code</text:span>=<text:span text:style-name="T7">200</text:span>)</text:p>
      <text:p text:style-name="P2"/>
      <text:p text:style-name="P1"><text:span text:style-name="T5">@tag</text:span>(<text:span text:style-name="T4">'tag'</text:span>)</text:p>
      <text:p text:style-name="P1"><text:span text:style-name="T2">def</text:span> <text:span text:style-name="T5">test_successful_when_point_expiry_is_greater_than_timezone_now</text:span>(<text:span text:style-name="T6">self</text:span>):</text:p>
      <text:p text:style-name="P1">cart1 = mixer.blend(Cart,<text:span text:style-name="T6">coupon</text:span>=<text:span text:style-name="T2">None</text:span>)</text:p>
      <text:p text:style-name="P1">waltxn = mixer.blend(WalletTransaction,<text:span text:style-name="T6">txn_type</text:span>=<text:span text:style-name="T7">2</text:span>,<text:span text:style-name="T6">cart</text:span>=cart1)</text:p>
      <text:p text:style-name="P1">rp = mixer.blend(RewardPoint,<text:span text:style-name="T6">status</text:span>=<text:span text:style-name="T7">2</text:span>,<text:span text:style-name="T6">expiry</text:span>=utils.timezone.now().replace(<text:span text:style-name="T6">year</text:span>=<text:span text:style-name="T7">2030</text:span>))</text:p>
      <text:p text:style-name="P1">mixer.blend(PointTransaction,<text:span text:style-name="T6">transaction</text:span>=waltxn,<text:span text:style-name="T6">point</text:span>=rp)</text:p>
      <text:p text:style-name="P1"><text:span text:style-name="T2">self</text:span>.session[<text:span text:style-name="T4">'cart_pk'</text:span>] = cart1.pk </text:p>
      <text:p text:style-name="P1"><text:span text:style-name="T2">self</text:span>.session.save()</text:p>
      <text:p text:style-name="P1">response = <text:span text:style-name="T2">self</text:span>.client.post(reverse(<text:span text:style-name="T4">'cart:wallet-remove'</text:span>))</text:p>
      <text:p text:style-name="P1"><text:span text:style-name="T2">self</text:span>.assertContains(response,<text:span text:style-name="T4">'Successfully Removed'</text:span>,<text:span text:style-name="T6">status_code</text:span>=<text:span text:style-name="T7">200</text:span>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4T10:14:10.228782647</meta:creation-date>
    <dc:date>2020-03-04T10:14:21.008641921</dc:date>
    <meta:editing-duration>PT12S</meta:editing-duration>
    <meta:editing-cycles>1</meta:editing-cycles>
    <meta:document-statistic meta:table-count="0" meta:image-count="0" meta:object-count="0" meta:page-count="5" meta:paragraph-count="181" meta:word-count="496" meta:character-count="8691" meta:non-whitespace-character-count="8370"/>
    <meta:generator>LibreOffice/6.0.7.3$Linux_X86_64 LibreOffice_project/00m0$Build-3</meta:generator>
  </office:meta>
</office:document-meta>
</file>